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APA">
      <style:paragraph-properties fo:margin-left="0in" fo:margin-right="0in" fo:text-align="center" style:justify-single-word="false" fo:text-indent="0in" style:auto-text-indent="false"/>
      <style:text-properties fo:font-weight="bold" style:font-weight-asian="bold"/>
    </style:style>
    <style:style style:name="P2" style:family="paragraph" style:parent-style-name="APA">
      <style:paragraph-properties fo:margin-left="0in" fo:margin-right="0in" fo:text-indent="0in" style:auto-text-indent="false"/>
      <style:text-properties fo:color="#000000" loext:opacity="100%" fo:background-color="#ffffff"/>
    </style:style>
    <style:style style:name="P3" style:family="paragraph" style:parent-style-name="APA_20_Header" style:list-style-name=""/>
    <style:style style:name="P4" style:family="paragraph" style:parent-style-name="APA_20_Header">
      <style:paragraph-properties fo:break-before="page"/>
    </style:style>
    <style:style style:name="P5" style:family="paragraph" style:parent-style-name="APA_20_Header">
      <style:text-properties officeooo:rsid="00186b2f" officeooo:paragraph-rsid="00186b2f"/>
    </style:style>
    <style:style style:name="P6" style:family="paragraph" style:parent-style-name="Header">
      <style:paragraph-properties fo:text-align="end" style:justify-single-word="false"/>
    </style:style>
    <style:style style:name="P7" style:family="paragraph" style:parent-style-name="Normal_20__28_Web_29_">
      <loext:graphic-properties draw:fill="solid" draw:fill-color="#ffffff"/>
      <style:paragraph-properties fo:margin-left="0in" fo:margin-right="0in" fo:margin-top="0in" fo:margin-bottom="0in" style:contextual-spacing="false" fo:line-height="200%" fo:text-indent="0.5in" style:auto-text-indent="false" fo:background-color="#ffffff"/>
    </style:style>
    <style:style style:name="P8" style:family="paragraph" style:parent-style-name="Normal_20__28_Web_29_">
      <loext:graphic-properties draw:fill="solid" draw:fill-color="#ffffff"/>
      <style:paragraph-properties fo:margin-top="0in" fo:margin-bottom="0in" style:contextual-spacing="false" fo:line-height="200%" fo:text-align="center" style:justify-single-word="false" fo:background-color="#ffffff"/>
    </style:style>
    <style:style style:name="P9" style:family="paragraph" style:parent-style-name="Normal_20__28_Web_29_">
      <loext:graphic-properties draw:fill="solid" draw:fill-color="#ffffff"/>
      <style:paragraph-properties fo:margin-top="0in" fo:margin-bottom="0in" style:contextual-spacing="false" fo:line-height="200%" fo:text-align="center" style:justify-single-word="false" fo:break-before="page" fo:background-color="#ffffff"/>
    </style:style>
    <style:style style:name="P10" style:family="paragraph" style:parent-style-name="Normal_20__28_Web_29_">
      <loext:graphic-properties draw:fill="solid" draw:fill-color="#ffffff"/>
      <style:paragraph-properties fo:margin-left="0.5in" fo:margin-right="0in" fo:margin-top="0in" fo:margin-bottom="0in" style:contextual-spacing="false" fo:line-height="200%" fo:text-indent="-0.5in" style:auto-text-indent="false" fo:background-color="#ffffff"/>
    </style:style>
    <style:style style:name="P11" style:family="paragraph" style:parent-style-name="Normal_20__28_Web_29_">
      <loext:graphic-properties draw:fill="solid" draw:fill-color="#ffffff"/>
      <style:paragraph-properties fo:margin-top="0in" fo:margin-bottom="0in" style:contextual-spacing="false" fo:line-height="200%" fo:text-align="center" style:justify-single-word="false" fo:background-color="#ffffff"/>
      <style:text-properties fo:color="#444444" loext:opacity="100%" fo:font-weight="bold" style:font-weight-asian="bold"/>
    </style:style>
    <style:style style:name="P12" style:family="paragraph" style:parent-style-name="Normal_20__28_Web_29_">
      <loext:graphic-properties draw:fill="solid" draw:fill-color="#ffffff"/>
      <style:paragraph-properties fo:margin-left="0in" fo:margin-right="0in" fo:margin-top="0in" fo:margin-bottom="0in" style:contextual-spacing="false" fo:line-height="200%" fo:text-indent="0.5in" style:auto-text-indent="false" fo:background-color="#ffffff"/>
      <style:text-properties fo:color="#444444" loext:opacity="100%"/>
    </style:style>
    <style:style style:name="P13" style:family="paragraph" style:parent-style-name="Normal_20__28_Web_29_">
      <loext:graphic-properties draw:fill="solid" draw:fill-color="#ffffff"/>
      <style:paragraph-properties fo:margin-left="0.5in" fo:margin-right="0in" fo:margin-top="0in" fo:margin-bottom="0in" style:contextual-spacing="false" fo:line-height="200%" fo:text-indent="-0.5in" style:auto-text-indent="false" fo:background-color="#ffffff"/>
      <style:text-properties fo:color="#444444" loext:opacity="100%"/>
    </style:style>
    <style:style style:name="T1" style:family="text">
      <style:text-properties fo:color="#444444" loext:opacity="100%"/>
    </style:style>
    <style:style style:name="T2" style:family="text">
      <style:text-properties fo:color="#444444" loext:opacity="100%" fo:font-weight="bold" style:font-weight-asian="bold"/>
    </style:style>
    <style:style style:name="T3" style:family="text">
      <style:text-properties fo:color="#444444" loext:opacity="100%" fo:font-style="italic" style:font-style-asian="italic"/>
    </style:style>
    <style:style style:name="T4" style:family="text">
      <style:text-properties fo:font-weight="bold" style:font-weight-asian="bold"/>
    </style:style>
    <style:style style:name="T5" style:family="text">
      <style:text-properties fo:color="#000000" loext:opacity="100%" fo:background-color="#ffffff" loext:char-shading-value="0"/>
    </style:style>
    <style:style style:name="T6" style:family="text">
      <style:text-properties fo:background-color="#ffffff" loext:char-shading-value="0"/>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PA_20_Header"><text:span text:style-name="Page_20_Number"/></text:p>
      <text:p text:style-name="APA"><text:span text:style-name="Page_20_Number"/></text:p>
      <text:p text:style-name="APA"/>
      <text:p text:style-name="APA"/>
      <text:p text:style-name="APA"/>
      <text:p text:style-name="APA_20_Header"><text:bookmark-start text:name="bkMainTitle"/>Draft <text:bookmark-end text:name="bkMainTitle"/>Concept Paper</text:p>
      <text:p text:style-name="P5"><text:bookmark-start text:name="bkMainUserName"/>M<text:bookmark-end text:name="bkMainUserName"/>ugoya Dihfahsih</text:p>
      <text:p text:style-name="P5"><text:bookmark-start text:name="bkMainInstitutionName"/>M<text:bookmark-end text:name="bkMainInstitutionName"/>akerere University</text:p>
      <text:section text:style-name="Sect1" text:name="Section1">
        <text:p text:style-name="P3"/>
        <text:p text:style-name="P4">Draft Concept Paper</text:p>
        <text:p text:style-name="P7">It is a fact that every good study must have a well-developed problem statement in order to keep the researcher on target. <text:s/>Problem statements should have anywhere from two to six subproblems. <text:s/>Any more than six will run the risk of the problem statement becoming too broad. When a researcher has more than six, they should determine by reviewing the questions to ensure that the focus is staying narrow according to <text:span text:style-name="T1">Leedy and Ormrod (2013). <text:s/>I present one­ problem statement that frames the subject of identity theft using a qualitative method.</text:span></text:p>
        <text:p text:style-name="P11">Background of Federal Fraud</text:p>
        <text:p text:style-name="P12">I became aware of how rampant Internet financial fraud is when I was hired directly by the Social Security Administration (SSA). <text:s/>I was acquired to work on their fraud team that deals with direct deposit redirection fraud. <text:s/>At first, I had no idea the scope of the problem was so far reaching; I could not have known the full depth of the SSA fraud problem. <text:s/>When I started my research, I began to realize the real nature of the problem. <text:s/></text:p>
        <text:p text:style-name="P7"><text:span text:style-name="T1">According to Petty (2013) the Federal government continues to lose billions of dollars annually or 7 percent of the total budget to fraud. <text:s/>When I started working on the fraud team, I began to contemplate the problem requires a lot more research. <text:s/>I surmised that for all the Federal government knows about fraud there is still so much they do not know. <text:s/>The Federal government is inadequately prepared to handle the entire problem; however, there is a glimmer of hope. <text:s/>I directly observed the Public Facing Integrity Review (PFIR) system flagged and prevented over 8.5 million dollars of direct deposit fraud in fiscal year 2014. <text:s/>PFIR identified potentially fraudulent transactions with great success. <text:s/>In fact, the team directly observed 50 false positives out of 20,000 confirmed fraudulent transactions; Office of Inspector General (OIG) provided this figure based on investigations proving fraud according to an internal report. <text:s/>The </text:span><text:soft-page-break/><text:span text:style-name="T1">system benchmarked at 99.9975% accuracy detecting fraudulent transactions. <text:s/>I suspect that system efficiency will continue to improve as the team learns more about fraudster behaviors.</text:span></text:p>
        <text:p text:style-name="P11">Problem Statement</text:p>
        <text:p text:style-name="P7"><text:span text:style-name="T1">The prevalence of cybercrime affecting the common individual is at pandemic levels. Fraudsters impersonate other individuals' identities to misdirect deposited funds into fraudulent accounts. <text:s/>By the time the victim discovers the fraud, it is already too late. <text:s/>According to Kirk (2014), Internet-based financial fraud is one of the most common forms of cyber-crime to impact the ordinary individual on a global scale. <text:s/>Financial institutions offer zero fraud liabilities to their consumers and consider this a cost of business. <text:s/>Unfortunately, these crimes mostly go unpunished. <text:s/>The real problem, however, does not stop there. <text:s/>These lesser identity crimes can lead to stolen identity, which brings a much higher cost. According to Klein (2010), each of us has a role in preventing identity theft. <text:s/>Individuals are responsible for protecting themselves against having their identity stolen. <text:s/>This commitment also requires businesses to adopt protective stances, which ensure client identity is safe and secure. <text:s/>This qualitative study will compare experiences of twenty random identity theft victims.</text:span></text:p>
        <text:p text:style-name="P8"><text:span text:style-name="T4">Purpose Statement</text:span></text:p>
        <text:p text:style-name="P7">The purpose of this study is to determine why online financial fraud is so widespread, how institutions are handling this risk, as well as potential preventative measures for the future. The research method will be qualitative in nature with grounded theory design. <text:s/>This design will better help the reader to associate with individual experiences. <text:s/>This study will compare the personal experiences of 20 random persons who have fallen victim to identity theft. The basis for this study is a geographical circumference of people within 200 miles of Washington, D.C. Interviews will be conducted in-person within 20 miles of the center of Washington, D.C. <text:soft-page-break/>whereas interviews with individuals at a greater distance by email or phone. <text:s/>Data will be tabulated and anonymized to provide qualitative results from the study. <text:s/>The human community at large may benefit from the strategies that this study will uncover. <text:s/>The research conducted may also prepare the user community at large to protect itself better in the future.</text:p>
        <text:p text:style-name="P1">Research Questions</text:p>
        <text:p text:style-name="P7">This study will answer the following research question: <text:s/>Why is Internet financial fraud preferable by the cyber criminal? <text:s/>The study will respond to the following sub questions: <text:s/>What makes Internet financial fraud easy to get away with? <text:s/>What are the differences between the behaviors of a fraudster versus a typical user? <text:s/>What were some of the commonalities between individuals defrauded? <text:s/>What are some of the disparities between individuals defrauded?</text:p>
        <text:p text:style-name="P9"><text:span text:style-name="T1">References</text:span></text:p>
        <text:p text:style-name="P10"><text:span text:style-name="T1">Kirk, D. (2014). Identifying Identity Theft. </text:span><text:span text:style-name="T3">Journal Of Criminal Law, 78</text:span><text:span text:style-name="T1">(6), 448-450. doi:10.1177/0022018314557418 </text:span></text:p>
        <text:p text:style-name="P10"><text:span text:style-name="T5">Klein, C. A. (2010). Your role in preventing identity theft.</text:span><text:span text:style-name="apple-converted-space"><text:span text:style-name="T5"> </text:span></text:span><text:span text:style-name="Emphasis"><text:span text:style-name="T5">The Nurse Practitioner</text:span></text:span><text:span text:style-name="T5">. doi:10.1097/01.NPR.0000366125.68234.f4 </text:span></text:p>
        <text:p text:style-name="P13">Leedy, P. D., Ormrod, J. E. (2013). Practical Research - Planning and Design. (10th Ed.) Boston: Pearson</text:p>
        <text:p text:style-name="P2">Petty, A. (2013, March 10). Federal government continues to lose billions to waste, fraud, and abuse - The Washington Post. Retrieved from http://www.washingtonpost.com/business/capitalbusiness/federal-government-continues-to-lose-billions-to-waste-fraud-and-abuse/2013/03/08/a3fb7736-82b5-11e2-b99e-6baf4ebe42df_story.html</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autospace="none" style:punctuation-wrap="simple" style:vertical-align="baseline"/>
      <style:text-properties style:font-size-complex="10pt"/>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1" style:font-family-complex="'Lohit Devanagari'" style:language-complex="zxx" style:country-complex="none"/>
    </style:style>
    <style:style style:name="APA" style:family="paragraph" style:parent-style-name="Text_20_body">
      <style:paragraph-properties fo:margin-left="0in" fo:margin-right="0in" fo:margin-top="0in" fo:margin-bottom="0in" style:contextual-spacing="false" fo:line-height="200%" fo:text-indent="0.5in" style:auto-text-indent="false"/>
      <style:text-properties fo:font-size="12pt" style:font-size-asian="12pt"/>
    </style:style>
    <style:style style:name="APA_20_Abstract" style:display-name="APA Abstract" style:family="paragraph" style:parent-style-name="APA">
      <style:paragraph-properties fo:margin-left="0in" fo:margin-right="0in" fo:text-indent="0in" style:auto-text-indent="false"/>
    </style:style>
    <style:style style:name="APA_20_Header" style:display-name="APA Header" style:family="paragraph" style:parent-style-name="APA" style:next-style-name="APA">
      <style:paragraph-properties fo:margin-left="0in" fo:margin-right="0in" fo:text-align="center" style:justify-single-word="false" fo:text-indent="0in" style:auto-text-indent="false"/>
    </style:style>
    <style:style style:name="APA_20_Page_20_Heading" style:display-name="APA Page Heading" style:family="paragraph" style:parent-style-name="APA_20_Header">
      <style:paragraph-properties fo:text-align="justify" style:justify-single-word="false"/>
    </style:style>
    <style:style style:name="APA_20_Abstract_20_Title" style:display-name="APA Abstract Title" style:family="paragraph" style:parent-style-name="APA_20_Page_20_Heading">
      <style:paragraph-properties fo:text-align="center" style:justify-single-word="false"/>
    </style:style>
    <style:style style:name="APA_20_Block_20_Quote_20_1st_20_para" style:display-name="APA Block Quote 1st para" style:family="paragraph" style:parent-style-name="APA" style:next-style-name="Standard">
      <style:paragraph-properties fo:margin-left="0.5in" fo:margin-right="0in" fo:text-indent="0in" style:auto-text-indent="false"/>
    </style:style>
    <style:style style:name="APA_20_Block_20_Quote_20_Subsequent_20_Para" style:display-name="APA Block Quote Subsequent Para" style:family="paragraph" style:parent-style-name="APA">
      <style:paragraph-properties fo:margin-left="0.5in" fo:margin-right="0in" fo:text-indent="0.5in" style:auto-text-indent="false"/>
    </style:style>
    <style:style style:name="APA_20_Heading_20_2" style:display-name="APA Heading 2" style:family="paragraph" style:parent-style-name="APA_20_Header" style:next-style-name="APA">
      <style:text-properties fo:font-style="italic" style:font-style-asian="italic"/>
    </style:style>
    <style:style style:name="APA_20_Heading_20_3" style:display-name="APA Heading 3" style:family="paragraph" style:parent-style-name="APA_20_Header" style:next-style-name="APA">
      <style:paragraph-properties fo:text-align="start" style:justify-single-word="false"/>
      <style:text-properties fo:font-style="italic" style:font-style-asian="italic"/>
    </style:style>
    <style:style style:name="APA_20_Heading_20_4" style:display-name="APA Heading 4" style:family="paragraph" style:parent-style-name="APA_20_Header" style:next-style-name="APA">
      <style:paragraph-properties fo:margin-left="0in" fo:margin-right="0in" fo:text-align="start" style:justify-single-word="false" fo:text-indent="0.5in" style:auto-text-indent="false"/>
      <style:text-properties fo:font-style="italic" style:font-style-asian="italic"/>
    </style:style>
    <style:style style:name="APA_20_Heading_20_5" style:display-name="APA Heading 5" style:family="paragraph" style:parent-style-name="APA_20_Header" style:next-style-name="APA">
      <style:text-properties fo:text-transform="uppercase"/>
    </style:style>
    <style:style style:name="APA_20_Reference" style:display-name="APA Reference" style:family="paragraph" style:parent-style-name="APA">
      <style:paragraph-properties fo:margin-left="0.5in" fo:margin-right="0in" fo:text-indent="-0.5in" style:auto-text-indent="false"/>
    </style:style>
    <style:style style:name="APA_20_Running_20_Head" style:display-name="APA Running Head" style:family="paragraph" style:parent-style-name="Standard">
      <style:paragraph-properties fo:line-height="200%" style:text-autospace="none" style:punctuation-wrap="simple" style:vertical-align="baseline"/>
      <style:text-propertie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ext-autospace="none" style:punctuation-wrap="simple" style:vertical-align="baseline">
        <style:tab-stops>
          <style:tab-stop style:position="3in" style:type="center"/>
          <style:tab-stop style:position="6in" style:type="right"/>
        </style:tab-stops>
      </style:paragraph-properties>
      <style:text-properties style:font-size-complex="10pt"/>
    </style:style>
    <style:style style:name="Header" style:family="paragraph" style:parent-style-name="Standard" style:class="extra">
      <style:paragraph-properties style:text-autospace="none" style:punctuation-wrap="simple" style:vertical-align="baseline">
        <style:tab-stops>
          <style:tab-stop style:position="3in" style:type="center"/>
          <style:tab-stop style:position="6in" style:type="right"/>
        </style:tab-stops>
      </style:paragraph-properties>
      <style:text-properties style:font-size-complex="10pt"/>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apple-converted-space"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075in" table:align="left" style:writing-mode="lr-tb"/>
    </style:style>
    <style:style style:name="Table2.A" style:family="table-column">
      <style:table-column-properties style:column-width="5.85in" style:rel-column-width="8618*"/>
    </style:style>
    <style:style style:name="Table2.B" style:family="table-column">
      <style:table-column-properties style:column-width="0.65in" style:rel-column-width="958*"/>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6.5in" style:rel-width="100%" fo:margin-left="-0.075in" table:align="left" style:writing-mode="lr-tb"/>
    </style:style>
    <style:style style:name="Table1.A" style:family="table-column">
      <style:table-column-properties style:column-width="5.85in" style:rel-column-width="8618*"/>
    </style:style>
    <style:style style:name="Table1.B" style:family="table-column">
      <style:table-column-properties style:column-width="0.65in" style:rel-column-width="958*"/>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FT CONCEPT PAPER</text:p>
            </table:table-cell>
            <table:table-cell table:style-name="Table2.A1" office:value-type="string">
              <text:p text:style-name="MP1"><text:s/><text:page-number text:select-page="current">5</text:page-number></text:p>
              <text:p text:style-name="Header"/>
            </table:table-cell>
          </table:table-row>
        </table:table>
        <text:p text:style-name="Header"/>
      </style:header>
      <style:header-first>
        <table:table table:name="Table1" table:style-name="Table1">
          <table:table-column table:style-name="Table1.A"/>
          <table:table-column table:style-name="Table1.B"/>
          <table:table-row table:style-name="Table1.1">
            <table:table-cell table:style-name="Table1.A1" office:value-type="string">
              <text:p text:style-name="Header"><text:bookmark-start text:name="bkTitleRunningHead"/>Running head: DRAFT <text:bookmark-end text:name="bkTitleRunningHead"/>CONCEPT PAPER</text:p>
            </table:table-cell>
            <table:table-cell table:style-name="Table1.A1" office:value-type="string">
              <text:p text:style-name="MP1"><text:s/><text:page-number text:select-page="current">1</text:page-number></text:p>
              <text:p text:style-name="Header"/>
            </table:table-cell>
          </table:table-row>
        </table:table>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raft Qualitative Purpose Statement</dc:title>
    <dc:subject>Paper Formatter</dc:subject>
    <meta:keyword/>
    <meta:initial-creator>Daniel E. Brewerton</meta:initial-creator>
    <meta:creation-date>2015-03-01T20:42:00</meta:creation-date>
    <dc:date>2022-05-25T01:01:14.506811670</dc:date>
    <meta:editing-cycles>3</meta:editing-cycles>
    <meta:editing-duration>PT1M16S</meta:editing-duration>
    <meta:document-statistic meta:table-count="2" meta:image-count="0" meta:object-count="0" meta:page-count="5" meta:paragraph-count="23" meta:word-count="833" meta:character-count="5570" meta:non-whitespace-character-count="4721"/>
    <meta:generator>LibreOffice/7.2.6.2$Linux_X86_64 LibreOffice_project/20$Build-2</meta:generator>
    <meta:user-defined meta:name="Abstract">Abstract</meta:user-defined>
    <meta:user-defined meta:name="CreatedAsStudentType">CreatedAsStudentType</meta:user-defined>
    <meta:user-defined meta:name="CreditedName">CreditedName</meta:user-defined>
    <meta:user-defined meta:name="IncludeRunningHead">IncludeRunningHead</meta:user-defined>
    <meta:user-defined meta:name="OpenYesNo" meta:value-type="string">OpenYesNo</meta:user-defined>
  </office:meta>
</office:document-meta>
</file>